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240" table:style-name="ce26">
            <text:p>8240</text:p>
          </table:table-cell>
          <table:table-cell office:value-type="float" office:value="7319.8824624388235" table:style-name="ce44">
            <text:p>7319.88</text:p>
          </table:table-cell>
          <table:table-cell office:value-type="float" office:value="14168" table:style-name="ce43">
            <text:p>14168</text:p>
          </table:table-cell>
          <table:table-cell office:value-type="float" office:value="13116.245124016534" table:style-name="ce50">
            <text:p>13116.25</text:p>
          </table:table-cell>
          <table:table-cell office:value-type="float" office:value="8567" table:style-name="ce49">
            <text:p>8567</text:p>
          </table:table-cell>
          <table:table-cell office:value-type="float" office:value="8283.0322012009001" table:style-name="ce128">
            <text:p>8283.03</text:p>
          </table:table-cell>
          <table:table-cell office:value-type="float" office:value="3208" table:style-name="ce127">
            <text:p>3208</text:p>
          </table:table-cell>
          <table:table-cell office:value-type="float" office:value="3136.0547379885015" table:style-name="ce134">
            <text:p>3136.05</text:p>
          </table:table-cell>
          <table:table-cell office:value-type="float" office:value="295" table:style-name="ce133">
            <text:p>295</text:p>
          </table:table-cell>
          <table:table-cell office:value-type="float" office:value="289.09459459470003" table:style-name="ce146">
            <text:p>289.09</text:p>
          </table:table-cell>
          <table:table-cell office:value-type="float" office:value="252" table:style-name="ce145">
            <text:p>252</text:p>
          </table:table-cell>
          <table:table-cell office:value-type="float" office:value="247.90853013329999" table:style-name="ce98">
            <text:p>247.91</text:p>
          </table:table-cell>
          <table:table-cell office:value-type="float" office:value="34730" table:content-validation-name="val2" table:style-name="ce110">
            <text:p>34,730</text:p>
          </table:table-cell>
          <table:table-cell office:value-type="float" office:value="32392.217650372761" table:content-validation-name="val2" table:style-name="ce109">
            <text:p>32,392.22</text:p>
          </table:table-cell>
          <table:table-cell office:value-type="float" office:value="2661" table:style-name="ce97">
            <text:p>2661</text:p>
          </table:table-cell>
          <table:table-cell office:value-type="float" office:value="2529.4632693209046" table:style-name="ce80">
            <text:p>2529.4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2661" table:style-name="ce113">
            <text:p>2,661</text:p>
          </table:table-cell>
          <table:table-cell office:value-type="float" office:value="2529.4632693209046" table:style-name="ce120">
            <text:p>2,529.46</text:p>
          </table:table-cell>
          <table:table-cell office:value-type="float" office:value="37391" table:content-validation-name="val2" table:style-name="ce114">
            <text:p>37,391</text:p>
          </table:table-cell>
          <table:table-cell office:value-type="float" office:value="34921.680919693667" table:content-validation-name="val2" table:style-name="ce115">
            <text:p>34,921.68</text:p>
          </table:table-cell>
          <table:table-cell office:value-type="currency" office:value="86286154.61999999" table:content-validation-name="val1" table:style-name="ce12">
            <text:p>£86,286,154.62</text:p>
          </table:table-cell>
          <table:table-cell office:value-type="currency" office:value="11884262.939999998" table:content-validation-name="val1" table:style-name="ce12">
            <text:p>£11,884,262.94</text:p>
          </table:table-cell>
          <table:table-cell office:value-type="currency" office:value="597157.17999999993" table:content-validation-name="val1" table:style-name="ce12">
            <text:p>£597,157.18</text:p>
          </table:table-cell>
          <table:table-cell office:value-type="currency" office:value="1424167.14" table:content-validation-name="val1" table:style-name="ce12">
            <text:p>£1,424,167.14</text:p>
          </table:table-cell>
          <table:table-cell office:value-type="currency" office:value="25218499.520000003" table:content-validation-name="val1" table:style-name="ce12">
            <text:p>£25,218,499.52</text:p>
          </table:table-cell>
          <table:table-cell office:value-type="currency" office:value="9986890.6499999985" table:content-validation-name="val1" table:style-name="ce12">
            <text:p>£9,986,890.65</text:p>
          </table:table-cell>
          <table:table-cell office:value-type="currency" office:value="135397132.05000001" table:style-name="ce13">
            <text:p>£135,397,132.05</text:p>
          </table:table-cell>
          <table:table-cell office:value-type="currency" office:value="5101782.5199999996" table:content-validation-name="val1" table:style-name="ce14">
            <text:p>£5,101,782.52</text:p>
          </table:table-cell>
          <table:table-cell office:value-type="currency" office:value="1825048.4700000002" table:content-validation-name="val1" table:style-name="ce14">
            <text:p>£1,825,048.47</text:p>
          </table:table-cell>
          <table:table-cell office:value-type="currency" office:value="6926830.9900000002" table:style-name="ce13">
            <text:p>£6,926,830.99</text:p>
          </table:table-cell>
          <table:table-cell office:value-type="currency" office:value="142323963.04000002" table:style-name="ce15">
            <text:p>£142,323,963.0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21" table:style-name="ce27">
            <text:p>321</text:p>
          </table:table-cell>
          <table:table-cell office:value-type="float" office:value="260.58" table:style-name="ce45">
            <text:p>260.58</text:p>
          </table:table-cell>
          <table:table-cell office:value-type="float" office:value="306" table:style-name="ce46">
            <text:p>306</text:p>
          </table:table-cell>
          <table:table-cell office:value-type="float" office:value="266.44" table:style-name="ce51">
            <text:p>266.44</text:p>
          </table:table-cell>
          <table:table-cell office:value-type="float" office:value="356" table:style-name="ce52">
            <text:p>356</text:p>
          </table:table-cell>
          <table:table-cell office:value-type="float" office:value="342.15" table:style-name="ce129">
            <text:p>342.15</text:p>
          </table:table-cell>
          <table:table-cell office:value-type="float" office:value="56" table:style-name="ce130">
            <text:p>56</text:p>
          </table:table-cell>
          <table:table-cell office:value-type="float" office:value="54.59" table:style-name="ce135">
            <text:p>54.59</text:p>
          </table:table-cell>
          <table:table-cell office:value-type="float" office:value="12" table:style-name="ce136">
            <text:p>12</text:p>
          </table:table-cell>
          <table:table-cell office:value-type="float" office:value="12" table:style-name="ce147">
            <text:p>12.00</text:p>
          </table:table-cell>
          <table:table-cell office:value-type="float" office:value="5" table:style-name="ce148">
            <text:p>5</text:p>
          </table:table-cell>
          <table:table-cell office:value-type="float" office:value="0.79" table:style-name="ce99">
            <text:p>0.79</text:p>
          </table:table-cell>
          <table:table-cell office:value-type="float" office:value="1056" table:content-validation-name="val2" table:style-name="ce110">
            <text:p>1,056</text:p>
          </table:table-cell>
          <table:table-cell office:value-type="float" office:value="936.55" table:content-validation-name="val2" table:style-name="ce109">
            <text:p>936.55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18" table:style-name="ce64">
            <text:p>18</text:p>
          </table:table-cell>
          <table:table-cell office:value-type="float" office:value="18" table:style-name="ce75">
            <text:p>18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8" table:style-name="ce113">
            <text:p>18</text:p>
          </table:table-cell>
          <table:table-cell office:value-type="float" office:value="18" table:style-name="ce120">
            <text:p>18.00</text:p>
          </table:table-cell>
          <table:table-cell office:value-type="float" office:value="1074" table:content-validation-name="val2" table:style-name="ce114">
            <text:p>1,074</text:p>
          </table:table-cell>
          <table:table-cell office:value-type="float" office:value="954.55" table:content-validation-name="val2" table:style-name="ce115">
            <text:p>954.55</text:p>
          </table:table-cell>
          <table:table-cell office:value-type="currency" office:value="2219144.89" table:content-validation-name="val1" table:style-name="ce12">
            <text:p>£2,219,144.89</text:p>
          </table:table-cell>
          <table:table-cell office:value-type="currency" office:value="13210.87" table:content-validation-name="val1" table:style-name="ce12">
            <text:p>£13,210.8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08449.88" table:content-validation-name="val1" table:style-name="ce12">
            <text:p>£108,449.88</text:p>
          </table:table-cell>
          <table:table-cell office:value-type="currency" office:value="625261.75" table:style-name="ce12">
            <text:p>£625,261.75</text:p>
          </table:table-cell>
          <table:table-cell office:value-type="currency" office:value="232428.37" table:content-validation-name="val1" table:style-name="ce12">
            <text:p>£232,428.37</text:p>
          </table:table-cell>
          <table:table-cell office:value-type="currency" office:value="3198495.7600000002" table:style-name="ce13">
            <text:p>£3,198,495.76</text:p>
          </table:table-cell>
          <table:table-cell office:value-type="currency" office:value="19139.060000000001" table:content-validation-name="val1" table:style-name="ce14">
            <text:p>£19,139.06</text:p>
          </table:table-cell>
          <table:table-cell office:value-type="currency" office:value="320480.75" table:content-validation-name="val1" table:style-name="ce14">
            <text:p>£320,480.75</text:p>
          </table:table-cell>
          <table:table-cell office:value-type="currency" office:value="339619.81" table:style-name="ce13">
            <text:p>£339,619.81</text:p>
          </table:table-cell>
          <table:table-cell office:value-type="currency" office:value="3538115.5700000003" table:style-name="ce15">
            <text:p>£3,538,115.5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80" table:style-name="ce28">
            <text:p>180</text:p>
          </table:table-cell>
          <table:table-cell office:value-type="float" office:value="174.5" table:style-name="ce47">
            <text:p>174.50</text:p>
          </table:table-cell>
          <table:table-cell office:value-type="float" office:value="480" table:style-name="ce48">
            <text:p>480</text:p>
          </table:table-cell>
          <table:table-cell office:value-type="float" office:value="461.7" table:style-name="ce53">
            <text:p>461.70</text:p>
          </table:table-cell>
          <table:table-cell office:value-type="float" office:value="292" table:style-name="ce54">
            <text:p>292</text:p>
          </table:table-cell>
          <table:table-cell office:value-type="float" office:value="285.3" table:style-name="ce131">
            <text:p>285.3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3" table:style-name="ce138">
            <text:p>13</text:p>
          </table:table-cell>
          <table:table-cell office:value-type="float" office:value="13" table:style-name="ce149">
            <text:p>13.00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05">
            <text:p>1.00</text:p>
          </table:table-cell>
          <table:table-cell office:value-type="float" office:value="1009" table:content-validation-name="val2" table:style-name="ce110">
            <text:p>1,009</text:p>
          </table:table-cell>
          <table:table-cell office:value-type="float" office:value="977.9" table:content-validation-name="val2" table:style-name="ce109">
            <text:p>977.90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83">
            <text:p>8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10" table:style-name="ce66">
            <text:p>10</text:p>
          </table:table-cell>
          <table:table-cell office:value-type="float" office:value="7.3" table:style-name="ce77">
            <text:p>7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8" table:style-name="ce113">
            <text:p>18</text:p>
          </table:table-cell>
          <table:table-cell office:value-type="float" office:value="15.3" table:style-name="ce120">
            <text:p>15.30</text:p>
          </table:table-cell>
          <table:table-cell office:value-type="float" office:value="1027" table:content-validation-name="val2" table:style-name="ce114">
            <text:p>1,027</text:p>
          </table:table-cell>
          <table:table-cell office:value-type="float" office:value="993.19999999999993" table:content-validation-name="val2" table:style-name="ce115">
            <text:p>993.20</text:p>
          </table:table-cell>
          <table:table-cell office:value-type="currency" office:value="2928667" table:content-validation-name="val1" table:style-name="ce12">
            <text:p>£2,928,667.00</text:p>
          </table:table-cell>
          <table:table-cell office:value-type="currency" office:value="117972" table:content-validation-name="val1" table:style-name="ce12">
            <text:p>£117,97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6531" table:content-validation-name="val1" table:style-name="ce12">
            <text:p>£26,531.00</text:p>
          </table:table-cell>
          <table:table-cell office:value-type="currency" office:value="792995" table:content-validation-name="val1" table:style-name="ce12">
            <text:p>£792,995.00</text:p>
          </table:table-cell>
          <table:table-cell office:value-type="currency" office:value="336862" table:content-validation-name="val1" table:style-name="ce12">
            <text:p>£336,862.00</text:p>
          </table:table-cell>
          <table:table-cell office:value-type="currency" office:value="4203027" table:style-name="ce13">
            <text:p>£4,203,027.00</text:p>
          </table:table-cell>
          <table:table-cell office:value-type="currency" office:value="100742" table:content-validation-name="val1" table:style-name="ce14">
            <text:p>£100,74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0742" table:style-name="ce13">
            <text:p>£100,742.00</text:p>
          </table:table-cell>
          <table:table-cell office:value-type="currency" office:value="4303769" table:style-name="ce15">
            <text:p>£4,303,769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4">
            <text:p>8</text:p>
          </table:table-cell>
          <table:table-cell office:value-type="float" office:value="7.6" table:style-name="ce38">
            <text:p>7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5" table:style-name="ce55">
            <text:p>35</text:p>
          </table:table-cell>
          <table:table-cell office:value-type="float" office:value="35" table:style-name="ce122">
            <text:p>35.00</text:p>
          </table:table-cell>
          <table:table-cell office:value-type="float" office:value="4" table:style-name="ce121">
            <text:p>4</text:p>
          </table:table-cell>
          <table:table-cell office:value-type="float" office:value="4" table:style-name="ce140">
            <text:p>4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5.83" table:content-validation-name="val2" table:style-name="ce109">
            <text:p>55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7" table:content-validation-name="val2" table:style-name="ce114">
            <text:p>57</text:p>
          </table:table-cell>
          <table:table-cell office:value-type="float" office:value="55.83" table:content-validation-name="val2" table:style-name="ce115">
            <text:p>55.83</text:p>
          </table:table-cell>
          <table:table-cell office:value-type="currency" office:value="175147.47" table:content-validation-name="val1" table:style-name="ce12">
            <text:p>£175,147.47</text:p>
          </table:table-cell>
          <table:table-cell office:value-type="currency" office:value="1815.33" table:content-validation-name="val1" table:style-name="ce12">
            <text:p>£1,815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343.28" table:content-validation-name="val1" table:style-name="ce12">
            <text:p>£44,343.28</text:p>
          </table:table-cell>
          <table:table-cell office:value-type="currency" office:value="18458.47" table:content-validation-name="val1" table:style-name="ce12">
            <text:p>£18,458.47</text:p>
          </table:table-cell>
          <table:table-cell office:value-type="currency" office:value="239764.55" table:style-name="ce13">
            <text:p>£239,764.5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39764.55" table:style-name="ce15">
            <text:p>£239,764.5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5" table:style-name="ce35">
            <text:p>75</text:p>
          </table:table-cell>
          <table:table-cell office:value-type="float" office:value="65.98" table:style-name="ce39">
            <text:p>65.98</text:p>
          </table:table-cell>
          <table:table-cell office:value-type="float" office:value="91" table:style-name="ce40">
            <text:p>91</text:p>
          </table:table-cell>
          <table:table-cell office:value-type="float" office:value="90.24" table:style-name="ce57">
            <text:p>90.24</text:p>
          </table:table-cell>
          <table:table-cell office:value-type="float" office:value="73" table:style-name="ce58">
            <text:p>73</text:p>
          </table:table-cell>
          <table:table-cell office:value-type="float" office:value="72.77" table:style-name="ce123">
            <text:p>72.77</text:p>
          </table:table-cell>
          <table:table-cell office:value-type="float" office:value="16" table:style-name="ce124">
            <text:p>16</text:p>
          </table:table-cell>
          <table:table-cell office:value-type="float" office:value="15.54" table:style-name="ce141">
            <text:p>15.54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65" table:content-validation-name="val2" table:style-name="ce110">
            <text:p>265</text:p>
          </table:table-cell>
          <table:table-cell office:value-type="float" office:value="249.63" table:content-validation-name="val2" table:style-name="ce109">
            <text:p>249.63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4" table:style-name="ce118">
            <text:p>4</text:p>
          </table:table-cell>
          <table:table-cell office:value-type="float" office:value="4" table:style-name="ce113">
            <text:p>4</text:p>
          </table:table-cell>
          <table:table-cell office:value-type="float" office:value="4" table:style-name="ce120">
            <text:p>4.00</text:p>
          </table:table-cell>
          <table:table-cell office:value-type="float" office:value="269" table:content-validation-name="val2" table:style-name="ce114">
            <text:p>269</text:p>
          </table:table-cell>
          <table:table-cell office:value-type="float" office:value="253.63" table:content-validation-name="val2" table:style-name="ce115">
            <text:p>253.63</text:p>
          </table:table-cell>
          <table:table-cell office:value-type="currency" office:value="753750.75" table:content-validation-name="val1" table:style-name="ce12">
            <text:p>£753,750.75</text:p>
          </table:table-cell>
          <table:table-cell office:value-type="currency" office:value="18469.240000000002" table:content-validation-name="val1" table:style-name="ce12">
            <text:p>£18,469.24</text:p>
          </table:table-cell>
          <table:table-cell office:value-type="currency" office:value="100450" table:content-validation-name="val1" table:style-name="ce12">
            <text:p>£100,450.00</text:p>
          </table:table-cell>
          <table:table-cell office:value-type="currency" office:value="23825.599999999999" table:content-validation-name="val1" table:style-name="ce12">
            <text:p>£23,825.60</text:p>
          </table:table-cell>
          <table:table-cell office:value-type="currency" office:value="190806.65" table:content-validation-name="val1" table:style-name="ce12">
            <text:p>£190,806.65</text:p>
          </table:table-cell>
          <table:table-cell office:value-type="currency" office:value="88617.04" table:content-validation-name="val1" table:style-name="ce12">
            <text:p>£88,617.04</text:p>
          </table:table-cell>
          <table:table-cell office:value-type="currency" office:value="1175919.28" table:style-name="ce13">
            <text:p>£1,175,919.2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7329" table:content-validation-name="val1" table:style-name="ce14">
            <text:p>£47,329.00</text:p>
          </table:table-cell>
          <table:table-cell office:value-type="currency" office:value="47329" table:style-name="ce13">
            <text:p>£47,329.00</text:p>
          </table:table-cell>
          <table:table-cell office:value-type="currency" office:value="1223248.28" table:style-name="ce15">
            <text:p>£1,223,248.2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41">
            <text:p>6.00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59">
            <text:p>9.69</text:p>
          </table:table-cell>
          <table:table-cell office:value-type="float" office:value="86" table:style-name="ce60">
            <text:p>86</text:p>
          </table:table-cell>
          <table:table-cell office:value-type="float" office:value="84.98" table:style-name="ce125">
            <text:p>84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4" table:content-validation-name="val2" table:style-name="ce110">
            <text:p>114</text:p>
          </table:table-cell>
          <table:table-cell office:value-type="float" office:value="111.47" table:content-validation-name="val2" table:style-name="ce109">
            <text:p>111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4" table:content-validation-name="val2" table:style-name="ce114">
            <text:p>114</text:p>
          </table:table-cell>
          <table:table-cell office:value-type="float" office:value="111.47" table:content-validation-name="val2" table:style-name="ce115">
            <text:p>111.47</text:p>
          </table:table-cell>
          <table:table-cell office:value-type="currency" office:value="308194.93" table:content-validation-name="val1" table:style-name="ce12">
            <text:p>£308,194.93</text:p>
          </table:table-cell>
          <table:table-cell office:value-type="currency" office:value="8530.94" table:content-validation-name="val1" table:style-name="ce12">
            <text:p>£8,530.9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8464.509999999995" table:content-validation-name="val1" table:style-name="ce12">
            <text:p>£78,464.51</text:p>
          </table:table-cell>
          <table:table-cell office:value-type="currency" office:value="32514.26" table:content-validation-name="val1" table:style-name="ce12">
            <text:p>£32,514.26</text:p>
          </table:table-cell>
          <table:table-cell office:value-type="currency" office:value="427704.64" table:style-name="ce13">
            <text:p>£427,704.6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7704.64" table:style-name="ce15">
            <text:p>£427,704.64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1-01-28T10:45:33Z</dc:date>
  </office:meta>
</office:document-meta>
</file>